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4cm" svg:stroke-color="#a09600" draw:marker-start-width="0.965cm" draw:marker-end-width="0.965cm" draw:fill="none" draw:fill-color="#a09600" draw:textarea-vertical-align="middle" draw:auto-grow-height="false" fo:min-height="3.435cm" fo:min-width="3.673cm" fo:padding-top="0.251cm" fo:padding-bottom="0.251cm" fo:padding-left="0.376cm" fo:padding-right="0.376cm"/>
    </style:style>
    <style:style style:name="P1" style:family="paragraph">
      <loext:graphic-properties draw:fill="none" draw:fill-color="#a096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11.049cm" svg:x="5.191cm" svg:y="7.4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26:34.288861918</meta:creation-date>
    <dc:date>2020-09-04T21:05:30.499014659</dc:date>
    <meta:editing-duration>PT46M30S</meta:editing-duration>
    <meta:editing-cycles>15</meta:editing-cycles>
    <meta:generator>LibreOffice/6.0.7.3$Linux_X86_64 LibreOffice_project/00m0$Build-3</meta:generator>
    <meta:document-statistic meta:object-count="1"/>
  </office:meta>
</office:document-meta>
</file>